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Most important checked exce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t important unchecked exce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t important error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24:18.850016704</meta:creation-date>
    <dc:date>2018-02-23T08:28:12.040693502</dc:date>
    <meta:editing-duration>PT3M53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